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264" calcext:value-type="float">
            <text:p>112.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936" calcext:value-type="float">
            <text:p>105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6128" calcext:value-type="float">
            <text:p>100.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404</text:p>
          </table:table-cell>
          <table:table-cell office:value-type="string" calcext:value-type="string">
            <text:p>TWDB:0656404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